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75e3"/>
    </style:style>
    <style:style style:name="P2" style:family="paragraph" style:parent-style-name="Horizontal_20_Line">
      <style:text-properties officeooo:paragraph-rsid="000d75e3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loext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fo:color="#00a933"/>
    </style:style>
    <style:style style:name="P9" style:family="paragraph" style:parent-style-name="Text_20_body">
      <style:text-properties fo:color="#00a933" fo:font-size="6pt" style:font-size-asian="6pt" style:font-size-complex="6pt"/>
    </style:style>
    <style:style style:name="P10" style:family="paragraph" style:parent-style-name="Text_20_body">
      <style:text-properties fo:color="#00a933" fo:font-size="6pt" officeooo:paragraph-rsid="0012f23f" style:font-size-asian="6pt" style:font-size-complex="6pt"/>
    </style:style>
    <style:style style:name="P11" style:family="paragraph" style:parent-style-name="Text_20_body">
      <style:text-properties fo:color="#00a933" fo:font-size="12pt" style:font-size-asian="12pt" style:font-size-complex="12pt"/>
    </style:style>
    <style:style style:name="P12" style:family="paragraph" style:parent-style-name="Text_20_body">
      <style:text-properties fo:color="#00a933" officeooo:paragraph-rsid="0012f23f" fo:background-color="transparent"/>
    </style:style>
    <style:style style:name="P13" style:family="paragraph" style:parent-style-name="Text_20_body">
      <style:text-properties fo:background-color="#ff0000"/>
    </style:style>
    <style:style style:name="P14" style:family="paragraph" style:parent-style-name="Text_20_body">
      <style:text-properties officeooo:paragraph-rsid="0012f23f"/>
    </style:style>
    <style:style style:name="T1" style:family="text">
      <style:text-properties fo:color="#00a933"/>
    </style:style>
    <style:style style:name="T2" style:family="text">
      <style:text-properties fo:color="#00a933" fo:font-size="6pt" style:font-size-asian="6pt" style:font-size-complex="6pt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background-color="transparent" loext:char-shading-value="0"/>
    </style:style>
    <style:style style:name="T8" style:family="text">
      <style:text-properties style:use-window-font-color="true" fo:background-color="transparent" loext:char-shading-value="0"/>
    </style:style>
    <style:style style:name="T9" style:family="text">
      <style:text-properties style:use-window-font-color="true" fo:background-color="#ff0000" loext:char-shading-value="0"/>
    </style:style>
    <style:style style:name="T10" style:family="text">
      <style:text-properties fo:color="#ff0000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fo:background-color="#ff0000" loext:char-shading-value="0" style:font-size-asian="6pt" style:font-size-complex="6pt"/>
    </style:style>
    <style:style style:name="T14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(base) aijuser@dhruv:~/Desktop/Tetris-Game-App$ <text:span text:style-name="T4">docker build -t tetris-game-app:late .</text:span></text:p>
      <text:p text:style-name="P9">[+] Building 0.1s (7/7) FINISHED <text:s text:c="74"/>docker:default</text:p>
      <text:p text:style-name="P9"><text:s/>=&gt; [internal] load build definition from Dockerfile <text:s text:c="64"/>0.0s</text:p>
      <text:p text:style-name="P9"><text:s/>=&gt; =&gt; transferring dockerfile: 78B <text:s text:c="81"/>0.0s</text:p>
      <text:p text:style-name="P9"><text:s/>=&gt; [internal] load metadata for docker.io/library/nginx:latest <text:s text:c="53"/>0.0s</text:p>
      <text:p text:style-name="P9"><text:s/>=&gt; [internal] load .dockerignore <text:s text:c="83"/>0.0s</text:p>
      <text:p text:style-name="P9"><text:s/>=&gt; =&gt; transferring context: 2B <text:s text:c="85"/>0.0s</text:p>
      <text:p text:style-name="P9"><text:s/>=&gt; [internal] load build context <text:s text:c="83"/>0.0s</text:p>
      <text:p text:style-name="P9"><text:s/>=&gt; =&gt; transferring context: 12.66kB <text:s text:c="80"/>0.0s</text:p>
      <text:p text:style-name="P9"><text:s/>=&gt; [1/2] FROM docker.io/library/nginx:latest <text:s text:c="71"/>0.0s</text:p>
      <text:p text:style-name="P9"><text:s/>=&gt; CACHED [2/2] COPY . /usr/share/nginx/html/ <text:s text:c="70"/>0.0s</text:p>
      <text:p text:style-name="P9"><text:s/>=&gt; exporting to image <text:s text:c="94"/>0.0s</text:p>
      <text:p text:style-name="P9"><text:s/>=&gt; =&gt; exporting layers <text:s text:c="93"/>0.0s</text:p>
      <text:p text:style-name="P9"><text:s/>=&gt; =&gt; writing image sha256:721ffa1ed5cf7fdb3419c9a0c5a36d5d2d1490a1e0327ce9a8a2105ef244d002 <text:s text:c="24"/>0.0s</text:p>
      <text:p text:style-name="P9"><text:s/>=&gt; =&gt; naming to docker.io/library/tetris-game-app:late <text:s text:c="61"/>0.0s</text:p>
      <text:p text:style-name="P9">WARNING: current commit information was not captured by the build: failed to read current commit information with git rev-parse --is-inside-work-tree</text:p>
      <text:p text:style-name="P13"><text:span text:style-name="T5">(base) aijuser@dhruv:~/Desktop/Tetris-Game-App$</text:span> docker images | grep tetris</text:p>
      <text:p text:style-name="P9">tetris-game-app <text:s text:c="25"/>late <text:s text:c="21"/>721ffa1ed5cf <text:s text:c="2"/>6 months ago <text:s text:c="3"/>194MB</text:p>
      <text:p text:style-name="P9">tetris-game-app <text:s text:c="25"/>latest <text:s text:c="19"/>721ffa1ed5cf <text:s text:c="2"/>6 months ago <text:s text:c="3"/>194MB</text:p>
      <text:p text:style-name="P9">tetris-game-app <text:s text:c="25"/>v1 <text:s text:c="23"/>721ffa1ed5cf <text:s text:c="2"/>6 months ago <text:s text:c="3"/>194MB</text:p>
      <text:p text:style-name="P9">mpsn/nit-app <text:s text:c="28"/>tetris-game-app <text:s text:c="10"/>721ffa1ed5cf <text:s text:c="2"/>6 months ago <text:s text:c="3"/>194MB</text:p>
      <text:p text:style-name="P9">sambathnarayanan/tetris-game-app <text:s text:c="8"/>latest <text:s text:c="19"/>d7a688519d1f <text:s text:c="2"/>6 months ago <text:s text:c="3"/>194MB</text:p>
      <text:p text:style-name="P9">mpsn/tetris-game-app <text:s text:c="20"/>latest <text:s text:c="19"/>d7a688519d1f <text:s text:c="2"/>6 months ago <text:s text:c="3"/>194MB</text:p>
      <text:p text:style-name="P9">nit-app/tetris-game-app <text:s text:c="17"/>latest <text:s text:c="19"/>d7a688519d1f <text:s text:c="2"/>6 months ago <text:s text:c="3"/>194MB</text:p>
      <text:p text:style-name="P9">mpsn/nit-app1 <text:s text:c="27"/>tetris-game-app <text:s text:c="10"/>80e2cd517e6c <text:s text:c="2"/>6 months ago <text:s text:c="3"/>194MB</text:p>
      <text:p text:style-name="Text_20_body">(base) aijuser@dhruv:~/Desktop/Tetris-Game-App$ <text:span text:style-name="T4">docker tag tetris-game-app:late AZUREACR2.azurecr.io/tetris-game-app:late</text:span></text:p>
      <text:p text:style-name="P14">(base) aijuser@dhruv:~/Desktop/Tetris-Game-App$ <text:span text:style-name="T4">az login</text:span></text:p>
      <text:p text:style-name="P10">A web browser has been opened at https://login.microsoftonline.com/organizations/oauth2/v2.0/authorize. Please continue the login in the web browser. If no web browser is available or if the web browser fails to open, use device code flow with `az login --use-device-code`.</text:p>
      <text:p text:style-name="P10">Retrieving tenants and subscriptions for the selection...</text:p>
      <text:p text:style-name="P10">[Tenant and subscription selection]</text:p>
      <text:p text:style-name="P10">No <text:s text:c="4"/>Subscription name <text:s text:c="3"/>Subscription ID <text:s text:c="22"/>Tenant</text:p>
      <text:p text:style-name="P10">----- <text:s/>------------------- <text:s/>------------------------------------ <text:s/>-------------------</text:p>
      <text:p text:style-name="P10">[1] * <text:s/>Pay-As-You-Go <text:s text:c="7"/>0b5cdeb6-844c-479d-b555-add5dc67716c <text:s/>Dataever Consulting</text:p>
      <text:p text:style-name="P10">The default is marked with an *; the default tenant is 'Dataever Consulting' and subscription is 'Pay-As-You-Go' (0b5cdeb6-844c-479d-b555-add5dc67716c).</text:p>
      <text:p text:style-name="P10">Select a subscription and tenant (Type a number or Enter for no changes): 1</text:p>
      <text:p text:style-name="P10">Tenant: Dataever Consulting</text:p>
      <text:p text:style-name="P10">Subscription: Pay-As-You-Go (0b5cdeb6-844c-479d-b555-add5dc67716c)</text:p>
      <text:p text:style-name="P10">[Announcements]</text:p>
      <text:p text:style-name="P10">With the new Azure CLI login experience, you can select the subscription you want to use more easily. Learn more about it and its configuration at https://go.microsoft.com/fwlink/?linkid=2271236</text:p>
      <text:p text:style-name="P10">If you encounter any problem, please open an issue at https://aka.ms/azclibug</text:p>
      <text:p text:style-name="P12"><text:span text:style-name="T11">[Warning] The login output has been updated. Please be aware that it no longer displays the full list of available subscriptions by default.</text:span></text:p>
      <text:p text:style-name="Text_20_body"><text:span text:style-name="T6">(base) aijuser@dhruv:~/Desktop/Tetris-Game-</text:span>App$ <text:span text:style-name="T4">az acr login --name AZUREACR2</text:span></text:p>
      <text:p text:style-name="P9">The output will be changed in next breaking change release(2.73.0) scheduled for May 2025. Exit code will be 1 if command fails for docker login.</text:p>
      <text:p text:style-name="P9">Uppercase characters are detected in the registry name. When using its server url in docker commands, to avoid authentication errors, use all lowercase.</text:p>
      <text:p text:style-name="Text_20_body"><text:span text:style-name="T2">Login Succeeded</text:span></text:p>
      <text:p text:style-name="P8"><text:soft-page-break/><text:span text:style-name="T13"/></text:p>
      <text:p text:style-name="Text_20_body">(base) aijuser@dhruv:~/Desktop/Tetris-Game-App$ <text:span text:style-name="T4">az acr update -n AZUREACR2 --admin-enabled true</text:span></text:p>
      <text:p text:style-name="P9">{</text:p>
      <text:p text:style-name="P9"><text:s text:c="2"/>"adminUserEnabled": true,</text:p>
      <text:p text:style-name="P9"><text:s text:c="2"/>"anonymousPullEnabled": false,</text:p>
      <text:p text:style-name="P9"><text:s text:c="2"/>"autoGeneratedDomainNameLabelScope": "Unsecure",</text:p>
      <text:p text:style-name="P9"><text:s text:c="2"/>"creationDate": "2025-09-23T04:50:42.563483+00:00",</text:p>
      <text:p text:style-name="P9"><text:s text:c="2"/>"dataEndpointEnabled": false,</text:p>
      <text:p text:style-name="P9"><text:s text:c="2"/>"dataEndpointHostNames": [],</text:p>
      <text:p text:style-name="P9"><text:s text:c="2"/>"encryption": {</text:p>
      <text:p text:style-name="P9"><text:s text:c="4"/>"keyVaultProperties": null,</text:p>
      <text:p text:style-name="P9"><text:s text:c="4"/>"status": "disabled"</text:p>
      <text:p text:style-name="P9"><text:s text:c="2"/>},</text:p>
      <text:p text:style-name="P9"><text:s text:c="2"/>"id": "/subscriptions/0b5cdeb6-844c-479d-b555-add5dc67716c/resourceGroups/student-rg-n3/providers/Microsoft.ContainerRegistry/registries/AZUREACR2",</text:p>
      <text:p text:style-name="P9"><text:s text:c="2"/>"identity": null,</text:p>
      <text:p text:style-name="P9"><text:s text:c="2"/>"location": "southindia",</text:p>
      <text:p text:style-name="P9"><text:s text:c="2"/>"loginServer": "azureacr2.azurecr.io",</text:p>
      <text:p text:style-name="P9"><text:s text:c="2"/>"metadataSearch": "Disabled",</text:p>
      <text:p text:style-name="P9"><text:s text:c="2"/>"name": "AZUREACR2",</text:p>
      <text:p text:style-name="P9"><text:s text:c="2"/>"networkRuleBypassOptions": "AzureServices",</text:p>
      <text:p text:style-name="P9"><text:s text:c="2"/>"networkRuleSet": {</text:p>
      <text:p text:style-name="P9"><text:s text:c="4"/>"defaultAction": "Allow",</text:p>
      <text:p text:style-name="P9"><text:s text:c="4"/>"ipRules": []</text:p>
      <text:p text:style-name="P9"><text:s text:c="2"/>},</text:p>
      <text:p text:style-name="P9"><text:s text:c="2"/>"policies": {</text:p>
      <text:p text:style-name="P9"><text:s text:c="4"/>"azureAdAuthenticationAsArmPolicy": {</text:p>
      <text:p text:style-name="P9"><text:s text:c="6"/>"status": "enabled"</text:p>
      <text:p text:style-name="P9"><text:s text:c="4"/>},</text:p>
      <text:p text:style-name="P9"><text:s text:c="4"/>"exportPolicy": {</text:p>
      <text:p text:style-name="P9"><text:s text:c="6"/>"status": "enabled"</text:p>
      <text:p text:style-name="P9"><text:s text:c="4"/>},</text:p>
      <text:p text:style-name="P9"><text:s text:c="4"/>"quarantinePolicy": {</text:p>
      <text:p text:style-name="P9"><text:s text:c="6"/>"status": "disabled"</text:p>
      <text:p text:style-name="P9"><text:s text:c="4"/>},</text:p>
      <text:p text:style-name="P9"><text:s text:c="4"/>"retentionPolicy": {</text:p>
      <text:p text:style-name="P9"><text:s text:c="6"/>"days": 7,</text:p>
      <text:p text:style-name="P9"><text:s text:c="6"/>"lastUpdatedTime": "2025-09-23T04:50:54.961606+00:00",</text:p>
      <text:p text:style-name="P9"><text:s text:c="6"/>"status": "disabled"</text:p>
      <text:p text:style-name="P9"><text:s text:c="4"/>},</text:p>
      <text:p text:style-name="P9"><text:s text:c="4"/>"softDeletePolicy": {</text:p>
      <text:p text:style-name="P9"><text:s text:c="6"/>"lastUpdatedTime": "2025-09-23T04:50:54.961643+00:00",</text:p>
      <text:p text:style-name="P9"><text:s text:c="6"/>"retentionDays": 7,</text:p>
      <text:p text:style-name="P9"><text:s text:c="6"/>"status": "disabled"</text:p>
      <text:p text:style-name="P9"><text:s text:c="4"/>},</text:p>
      <text:p text:style-name="P9"><text:s text:c="4"/>"trustPolicy": {</text:p>
      <text:p text:style-name="P9"><text:s text:c="6"/>"status": "disabled",</text:p>
      <text:p text:style-name="P9"><text:s text:c="6"/>"type": "Notary"</text:p>
      <text:p text:style-name="P9"><text:soft-page-break/><text:s text:c="4"/>}</text:p>
      <text:p text:style-name="P9"><text:s text:c="2"/>},</text:p>
      <text:p text:style-name="P9"><text:s text:c="2"/>"privateEndpointConnections": [],</text:p>
      <text:p text:style-name="P9"><text:s text:c="2"/>"provisioningState": "Succeeded",</text:p>
      <text:p text:style-name="P9"><text:s text:c="2"/>"publicNetworkAccess": "Enabled",</text:p>
      <text:p text:style-name="P9"><text:s text:c="2"/>"resourceGroup": "student-rg-n3",</text:p>
      <text:p text:style-name="P9"><text:s text:c="2"/>"sku": {</text:p>
      <text:p text:style-name="P9"><text:s text:c="4"/>"name": "Premium",</text:p>
      <text:p text:style-name="P9"><text:s text:c="4"/>"tier": "Premium"</text:p>
      <text:p text:style-name="P9"><text:s text:c="2"/>},</text:p>
      <text:p text:style-name="P9"><text:s text:c="2"/>"status": null,</text:p>
      <text:p text:style-name="P9"><text:s text:c="2"/>"systemData": {</text:p>
      <text:p text:style-name="P8"><text:s text:c="2"/><text:span text:style-name="T11"><text:s text:c="2"/>"createdAt": "2025-09-23T04:50:42.563483+00:00",</text:span></text:p>
      <text:p text:style-name="P9"><text:s text:c="4"/>"createdBy": "sambath.narayanan@dataeverconsulting.com",</text:p>
      <text:p text:style-name="P9"><text:s text:c="4"/>"createdByType": "User",</text:p>
      <text:p text:style-name="P9"><text:s text:c="4"/>"lastModifiedAt": "2025-09-23T04:57:51.834534+00:00",</text:p>
      <text:p text:style-name="P9"><text:s text:c="4"/>"lastModifiedBy": "sambath.narayanan@dataeverconsulting.com",</text:p>
      <text:p text:style-name="P9"><text:s text:c="4"/>"lastModifiedByType": "User"</text:p>
      <text:p text:style-name="P9"><text:s text:c="2"/>},</text:p>
      <text:p text:style-name="P9"><text:s text:c="2"/>"tags": {},</text:p>
      <text:p text:style-name="P9"><text:s text:c="2"/>"type": "Microsoft.ContainerRegistry/registries",</text:p>
      <text:p text:style-name="P9"><text:s text:c="2"/>"zoneRedundancy": "Disabled"</text:p>
      <text:p text:style-name="P9">}</text:p>
      <text:p text:style-name="Text_20_body">(base) aijuser@dhruv:~/Desktop/Tetris-Game-App$ <text:span text:style-name="T9">az acr credential show --name AZUREACR2 --query "passwords[0].value" -o tsv</text:span></text:p>
      <text:p text:style-name="P8">qZbP5nFvt9+7WysiBnf/MsUBDvtSRZAO6uTGh1CM/P+ACRDMHwwm</text:p>
      <text:p text:style-name="Text_20_body">(base) aijuser@dhruv:~/Desktop/Tetris-Game-App$ <text:span text:style-name="T9">docker login AZUREACR2.azurecr.io</text:span></text:p>
      <text:p text:style-name="P8">Username: AZUREACR2</text:p>
      <text:p text:style-name="P8">Password: </text:p>
      <text:p text:style-name="P9">WARNING! Your credentials are stored unencrypted in '/home/aijuser/.docker/config.json'.</text:p>
      <text:p text:style-name="P9">Configure a credential helper to remove this warning. See</text:p>
      <text:p text:style-name="P9">https://docs.docker.com/go/credential-store/</text:p>
      <text:p text:style-name="P9">Login Succeeded</text:p>
      <text:p text:style-name="Text_20_body">(base) aijuser@dhruv:~/Desktop/Tetris-Game-App$ <text:span text:style-name="T9">docker push AZUREACR2.azurecr.io/tetris-game-app:late</text:span></text:p>
      <text:p text:style-name="P9">The push refers to repository [AZUREACR2.azurecr.io/tetris-game-app]</text:p>
      <text:p text:style-name="P9">26f8becbd5bb: Pushed </text:p>
      <text:p text:style-name="P9">03d9365bc5dc: Pushed </text:p>
      <text:p text:style-name="P9">d26dc06ef910: Pushed </text:p>
      <text:p text:style-name="P9">aa82c57cd9fe: Pushed </text:p>
      <text:p text:style-name="P9">d98dcc720ae0: Pushed </text:p>
      <text:p text:style-name="P9">ad2f08e39a9d: Pushed </text:p>
      <text:p text:style-name="P9">135f786ad046: Pushed </text:p>
      <text:p text:style-name="P9">1287fbecdfcc: Pushed </text:p>
      <text:p text:style-name="P9">late: digest: sha256:4bbe03f9ebb44824d5dd2a5fc0d9eae14114532675a65681dc248842c86ff039 size: 1989</text:p>
      <text:p text:style-name="Text_20_body"><text:soft-page-break/>(base) aijuser@dhruv:~/Desktop/Tetris-Game-App$ <text:span text:style-name="T9">docker pull AZUREACR2.azurecr.io/tetris-game-app:late</text:span></text:p>
      <text:p text:style-name="P9">late: Pulling from tetris-game-app</text:p>
      <text:p text:style-name="P9">Digest: sha256:4bbe03f9ebb44824d5dd2a5fc0d9eae14114532675a65681dc248842c86ff039</text:p>
      <text:p text:style-name="P9">Status: Image is up to date for AZUREACR2.azurecr.io/tetris-game-app:late</text:p>
      <text:p text:style-name="P9">AZUREACR2.azurecr.io/tetris-game-app:late</text:p>
      <text:p text:style-name="P11"><text:span text:style-name="T14">(base) aijuser@dhruv:~/Desktop/Tetris-Game-App$</text:span> <text:span text:style-name="T9">docker run -d -p 8080:80 AZUREACR2.azurecr.io/tetris-game-app:late</text:span></text:p>
      <text:p text:style-name="P9">2b250eeb2ebea6f1a08ba521e13b00ddbfefbc5027e0eb609d95781b8b7204e8</text:p>
      <text:p text:style-name="P9">docker: Error response from daemon: failed to set up container networking: driver failed programming external connectivity on endpoint agitated_sanderson (20d62584574437e261a9ee17bbc31106ad7c63398b81d0ba3c91630dfa247f10): failed to bind host port for 0.0.0.0:8080:172.17.0.3:80/tcp: address already in use</text:p>
      <text:p text:style-name="P9">Run 'docker run --help' for more information</text:p>
      <text:p text:style-name="Text_20_body">(base) aijuser@dhruv:~/Desktop/Tetris-Game-App$ <text:span text:style-name="T4">docker run -d -p 9080:80 AZUREACR2.azurecr.io/tetris-game-app:late</text:span></text:p>
      <text:p text:style-name="P8">3191e508d9d11c516cddd5b6f85d75805ac3d0b5074de26fd46947c61b3fd054</text:p>
      <text:p text:style-name="Text_20_body"/>
      <text:p text:style-name="P2"/>
      <text:h text:style-name="P1" text:outline-level="2"><text:span text:style-name="Strong_20_Emphasis"/></text:h>
      <text:p text:style-name="Text_20_body">Got it 👍<text:line-break/>Let’s go step by step with an <text:span text:style-name="Strong_20_Emphasis">Azure CLI example</text:span> for creating a container, pushing it to <text:span text:style-name="Strong_20_Emphasis">Azure Container Registry (ACR)</text:span>, and then pulling + running it.</text:p>
      <text:p text:style-name="Horizontal_20_Line"/>
      <text:h text:style-name="Heading_20_2" text:outline-level="2"><text:span text:style-name="Strong_20_Emphasis">Step 1: Login to Azure</text:span></text:h>
      <text:p text:style-name="P4"><text:span text:style-name="Source_20_Text">az login</text:span></text:p>
      <text:p text:style-name="Horizontal_20_Line"/>
      <text:h text:style-name="Heading_20_2" text:outline-level="2"><text:span text:style-name="Strong_20_Emphasis">Step 2: Create a Resource Group</text:span></text:h>
      <text:p text:style-name="P4"><text:span text:style-name="Source_20_Text">az group create --name myResourceGroup --location eastus</text:span></text:p>
      <text:p text:style-name="Horizontal_20_Line"/>
      <text:h text:style-name="Heading_20_2" text:outline-level="2"><text:span text:style-name="Strong_20_Emphasis">Step 3: Create an Azure Container Registry (ACR)</text:span></text:h>
      <text:p text:style-name="P3"><text:span text:style-name="Source_20_Text">az acr create --resource-group myResourceGroup \</text:span></text:p>
      <text:p text:style-name="P3"><text:span text:style-name="Source_20_Text"><text:s text:c="2"/>--name myContainerRegistry123 \</text:span></text:p>
      <text:p text:style-name="P4"><text:span text:style-name="Source_20_Text"><text:s text:c="2"/>--sku Basic</text:span></text:p>
      <text:list xml:id="list3137273418" text:style-name="L1">
        <text:list-item>
          <text:p text:style-name="P5"><text:span text:style-name="Source_20_Text">myContainerRegistry123</text:span> must be globally unique.</text:p>
        </text:list-item>
        <text:list-item>
          <text:p text:style-name="P5"><text:span text:style-name="Source_20_Text">--sku</text:span> can be <text:span text:style-name="Source_20_Text">Basic</text:span>, <text:span text:style-name="Source_20_Text">Standard</text:span>, or <text:span text:style-name="Source_20_Text">Premium</text:span>.</text:p>
        </text:list-item>
      </text:list>
      <text:p text:style-name="Horizontal_20_Line"/>
      <text:h text:style-name="Heading_20_2" text:outline-level="2"><text:soft-page-break/><text:span text:style-name="Strong_20_Emphasis">Step 4: Build or Tag your Docker image</text:span></text:h>
      <text:p text:style-name="Text_20_body">If you already have a <text:span text:style-name="Strong_20_Emphasis">Dockerfile</text:span> in your project:</text:p>
      <text:p text:style-name="P4"><text:span text:style-name="Source_20_Text">docker build -t myapp:v1 .</text:span></text:p>
      <text:p text:style-name="Text_20_body">Now tag it for ACR:</text:p>
      <text:p text:style-name="P4"><text:span text:style-name="Source_20_Text">docker tag myapp:v1 mycontainerregistry123.azurecr.io/myapp:v1</text:span></text:p>
      <text:p text:style-name="Horizontal_20_Line"/>
      <text:h text:style-name="Heading_20_2" text:outline-level="2"><text:span text:style-name="Strong_20_Emphasis">Step 5: Login to ACR</text:span></text:h>
      <text:p text:style-name="P4"><text:span text:style-name="Source_20_Text">az acr login --name myContainerRegistry123</text:span></text:p>
      <text:p text:style-name="Horizontal_20_Line"/>
      <text:h text:style-name="Heading_20_2" text:outline-level="2"><text:span text:style-name="Strong_20_Emphasis">Step 6: Push Image to ACR</text:span></text:h>
      <text:p text:style-name="P4"><text:span text:style-name="Source_20_Text">docker push mycontainerregistry123.azurecr.io/myapp:v1</text:span></text:p>
      <text:p text:style-name="Horizontal_20_Line"/>
      <text:h text:style-name="Heading_20_2" text:outline-level="2"><text:span text:style-name="Strong_20_Emphasis">Step 7: Pull Image from ACR</text:span></text:h>
      <text:p text:style-name="Text_20_body">On any machine (with Docker installed):</text:p>
      <text:p text:style-name="P3"><text:span text:style-name="Source_20_Text">az acr login --name myContainerRegistry123</text:span></text:p>
      <text:p text:style-name="P4"><text:span text:style-name="Source_20_Text">docker pull mycontainerregistry123.azurecr.io/myapp:v1</text:span></text:p>
      <text:p text:style-name="Horizontal_20_Line"/>
      <text:h text:style-name="Heading_20_2" text:outline-level="2"><text:span text:style-name="Strong_20_Emphasis">Step 8: Run the Container from ACR</text:span></text:h>
      <text:p text:style-name="P4"><text:span text:style-name="Source_20_Text">docker run -d -p 8080:80 mycontainerregistry123.azurecr.io/myapp:v1</text:span></text:p>
      <text:list xml:id="list2067613923" text:style-name="L2">
        <text:list-item>
          <text:p text:style-name="P6"><text:span text:style-name="Source_20_Text">-p 8080:80</text:span> maps container port <text:span text:style-name="Strong_20_Emphasis">80</text:span> to local <text:span text:style-name="Strong_20_Emphasis">8080</text:span>.</text:p>
        </text:list-item>
      </text:list>
      <text:p text:style-name="Horizontal_20_Line"/>
      <text:p text:style-name="Text_20_body">✅ At this point:</text:p>
      <text:list xml:id="list3350226248" text:style-name="L3">
        <text:list-item>
          <text:p text:style-name="P7">You created an <text:span text:style-name="Strong_20_Emphasis">ACR</text:span>.</text:p>
        </text:list-item>
        <text:list-item>
          <text:p text:style-name="P7">You built and pushed a Docker image.</text:p>
        </text:list-item>
        <text:list-item>
          <text:p text:style-name="P7">You pulled it from ACR and ran it locally.</text:p>
        </text:list-item>
      </text:list>
      <text:p text:style-name="Horizontal_20_Line"/>
      <text:p text:style-name="Standard">(base) aijuser@dhruv:~/Desktop/Tetris-Game-App$ docker build -t tetris-game-app:late .</text:p>
      <text:p text:style-name="Standard">[+] Building 0.1s (7/7) FINISHED <text:s text:c="74"/>docker:default</text:p>
      <text:p text:style-name="Standard"><text:s/>=&gt; [internal] load build definition from Dockerfile <text:s text:c="64"/>0.0s</text:p>
      <text:p text:style-name="Standard"><text:s/>=&gt; =&gt; transferring dockerfile: 78B <text:s text:c="81"/>0.0s</text:p>
      <text:p text:style-name="Standard"><text:s/>=&gt; [internal] load metadata for docker.io/library/nginx:latest <text:s text:c="53"/>0.0s</text:p>
      <text:p text:style-name="Standard"><text:soft-page-break/><text:s/>=&gt; [internal] load .dockerignore <text:s text:c="83"/>0.0s</text:p>
      <text:p text:style-name="Standard"><text:s/>=&gt; =&gt; transferring context: 2B <text:s text:c="85"/>0.0s</text:p>
      <text:p text:style-name="Standard"><text:s/>=&gt; [internal] load build context <text:s text:c="83"/>0.0s</text:p>
      <text:p text:style-name="Standard"><text:s/>=&gt; =&gt; transferring context: 12.66kB <text:s text:c="80"/>0.0s</text:p>
      <text:p text:style-name="Standard"><text:s/>=&gt; [1/2] FROM docker.io/library/nginx:latest <text:s text:c="71"/>0.0s</text:p>
      <text:p text:style-name="Standard"><text:s/>=&gt; CACHED [2/2] COPY . /usr/share/nginx/html/ <text:s text:c="70"/>0.0s</text:p>
      <text:p text:style-name="Standard"><text:s/>=&gt; exporting to image <text:s text:c="94"/>0.0s</text:p>
      <text:p text:style-name="Standard"><text:s/>=&gt; =&gt; exporting layers <text:s text:c="93"/>0.0s</text:p>
      <text:p text:style-name="Standard"><text:s/>=&gt; =&gt; writing image sha256:721ffa1ed5cf7fdb3419c9a0c5a36d5d2d1490a1e0327ce9a8a2105ef244d002 <text:s text:c="24"/>0.0s</text:p>
      <text:p text:style-name="Standard"><text:s/>=&gt; =&gt; naming to docker.io/library/tetris-game-app:late <text:s text:c="61"/>0.0s</text:p>
      <text:p text:style-name="Standard">WARNING: current commit information was not captured by the build: failed to read current commit information with git rev-parse --is-inside-work-tree</text:p>
      <text:p text:style-name="Standard">(base) aijuser@dhruv:~/Desktop/Tetris-Game-App$ docker images | grep tetris</text:p>
      <text:p text:style-name="Standard">tetris-game-app <text:s text:c="25"/>late <text:s text:c="21"/>721ffa1ed5cf <text:s text:c="2"/>6 months ago <text:s text:c="3"/>194MB</text:p>
      <text:p text:style-name="Standard">tetris-game-app <text:s text:c="25"/>latest <text:s text:c="19"/>721ffa1ed5cf <text:s text:c="2"/>6 months ago <text:s text:c="3"/>194MB</text:p>
      <text:p text:style-name="Standard">tetris-game-app <text:s text:c="25"/>v1 <text:s text:c="23"/>721ffa1ed5cf <text:s text:c="2"/>6 months ago <text:s text:c="3"/>194MB</text:p>
      <text:p text:style-name="Standard">mpsn/nit-app <text:s text:c="28"/>tetris-game-app <text:s text:c="10"/>721ffa1ed5cf <text:s text:c="2"/>6 months ago <text:s text:c="3"/>194MB</text:p>
      <text:p text:style-name="Standard">sambathnarayanan/tetris-game-app <text:s text:c="8"/>latest <text:s text:c="19"/>d7a688519d1f <text:s text:c="2"/>6 months ago <text:s text:c="3"/>194MB</text:p>
      <text:p text:style-name="Standard">mpsn/tetris-game-app <text:s text:c="20"/>latest <text:s text:c="19"/>d7a688519d1f <text:s text:c="2"/>6 months ago <text:s text:c="3"/>194MB</text:p>
      <text:p text:style-name="Standard">nit-app/tetris-game-app <text:s text:c="17"/>latest <text:s text:c="19"/>d7a688519d1f <text:s text:c="2"/>6 months ago <text:s text:c="3"/>194MB</text:p>
      <text:p text:style-name="Standard">mpsn/nit-app1 <text:s text:c="27"/>tetris-game-app <text:s text:c="10"/>80e2cd517e6c <text:s text:c="2"/>6 months ago <text:s text:c="3"/>194MB</text:p>
      <text:p text:style-name="Standard">(base) aijuser@dhruv:~/Desktop/Tetris-Game-App$ docker tag tetris-game-app:late AZUREACR2.azurecr.io/tetris-game-app:late</text:p>
      <text:p text:style-name="Standard">(base) aijuser@dhruv:~/Desktop/Tetris-Game-App$ az acr login --name AZUREACR</text:p>
      <text:p text:style-name="Standard">The output will be changed in next breaking change release(2.73.0) scheduled for May 2025. Exit code will be 1 if command fails for docker login.</text:p>
      <text:p text:style-name="Standard">(ResourceNotFound) The Resource 'Microsoft.ContainerRegistry/registries/AZUREACR' under resource group 'student-rg-n3' was not found. For more details please go to https://aka.ms/ARMResourceNotFoundFix</text:p>
      <text:p text:style-name="Standard">Code: ResourceNotFound</text:p>
      <text:p text:style-name="Standard">Message: The Resource 'Microsoft.ContainerRegistry/registries/AZUREACR' under resource group 'student-rg-n3' was not found. For more details please go to https://aka.ms/ARMResourceNotFoundFix</text:p>
      <text:p text:style-name="Standard">(base) aijuser@dhruv:~/Desktop/Tetris-Game-App$ az acr login --name AZUREACR2</text:p>
      <text:p text:style-name="Standard">The output will be changed in next breaking change release(2.73.0) scheduled for May 2025. Exit code will be 1 if command fails for docker login.</text:p>
      <text:p text:style-name="Standard">Uppercase characters are detected in the registry name. When using its server url in docker commands, to avoid authentication errors, use all lowercase.</text:p>
      <text:p text:style-name="Standard">Login Succeeded</text:p>
      <text:p text:style-name="Standard">(base) aijuser@dhruv:~/Desktop/Tetris-Game-App$ docker push AZUREACR2.azurecr.io/tetris-game-app:late</text:p>
      <text:p text:style-name="Standard">The push refers to repository [AZUREACR2.azurecr.io/tetris-game-app]</text:p>
      <text:p text:style-name="Standard">26f8becbd5bb: Preparing </text:p>
      <text:p text:style-name="Standard">03d9365bc5dc: Preparing </text:p>
      <text:p text:style-name="Standard">d26dc06ef910: Preparing </text:p>
      <text:p text:style-name="Standard">aa82c57cd9fe: Preparing </text:p>
      <text:p text:style-name="Standard">d98dcc720ae0: Preparing </text:p>
      <text:p text:style-name="Standard">ad2f08e39a9d: Waiting </text:p>
      <text:p text:style-name="Standard">135f786ad046: Waiting </text:p>
      <text:p text:style-name="Standard">1287fbecdfcc: Waiting </text:p>
      <text:p text:style-name="Standard"><text:soft-page-break/>unauthorized: {"errors":[{"code":"UNAUTHORIZED","message":"authentication required, visit https://aka.ms/acr/authorization for more information. CorrelationId: 4e5907b8-e26b-41d0-87b1-59040d1805cf"}]}</text:p>
      <text:p text:style-name="Standard">(base) aijuser@dhruv:~/Desktop/Tetris-Game-App$ az login</text:p>
      <text:p text:style-name="Standard">A web browser has been opened at https://login.microsoftonline.com/organizations/oauth2/v2.0/authorize. Please continue the login in the web browser. If no web browser is available or if the web browser fails to open, use device code flow with `az login --use-device-code`.</text:p>
      <text:p text:style-name="Standard"/>
      <text:p text:style-name="Standard">Retrieving tenants and subscriptions for the selection...</text:p>
      <text:p text:style-name="Standard"/>
      <text:p text:style-name="Standard">[Tenant and subscription selection]</text:p>
      <text:p text:style-name="Standard"/>
      <text:p text:style-name="Standard">No <text:s text:c="4"/>Subscription name <text:s text:c="3"/>Subscription ID <text:s text:c="22"/>Tenant</text:p>
      <text:p text:style-name="Standard">----- <text:s/>------------------- <text:s/>------------------------------------ <text:s/>-------------------</text:p>
      <text:p text:style-name="Standard">[1] * <text:s/>Pay-As-You-Go <text:s text:c="7"/>0b5cdeb6-844c-479d-b555-add5dc67716c <text:s/>Dataever Consulting</text:p>
      <text:p text:style-name="Standard"/>
      <text:p text:style-name="Standard">The default is marked with an *; the default tenant is 'Dataever Consulting' and subscription is 'Pay-As-You-Go' (0b5cdeb6-844c-479d-b555-add5dc67716c).</text:p>
      <text:p text:style-name="Standard"/>
      <text:p text:style-name="Standard">Select a subscription and tenant (Type a number or Enter for no changes): 1</text:p>
      <text:p text:style-name="Standard"/>
      <text:p text:style-name="Standard">Tenant: Dataever Consulting</text:p>
      <text:p text:style-name="Standard">Subscription: Pay-As-You-Go (0b5cdeb6-844c-479d-b555-add5dc67716c)</text:p>
      <text:p text:style-name="Standard"/>
      <text:p text:style-name="Standard">[Announcements]</text:p>
      <text:p text:style-name="Standard">With the new Azure CLI login experience, you can select the subscription you want to use more easily. Learn more about it and its configuration at https://go.microsoft.com/fwlink/?linkid=2271236</text:p>
      <text:p text:style-name="Standard"/>
      <text:p text:style-name="Standard">If you encounter any problem, please open an issue at https://aka.ms/azclibug</text:p>
      <text:p text:style-name="Standard"/>
      <text:p text:style-name="Standard">[Warning] The login output has been updated. Please be aware that it no longer displays the full list of available subscriptions by default.</text:p>
      <text:p text:style-name="Standard"/>
      <text:p text:style-name="Standard">(base) aijuser@dhruv:~/Desktop/Tetris-Game-App$ docker push AZUREACR2.azurecr.io/tetris-game-app:late</text:p>
      <text:p text:style-name="Standard">The push refers to repository [AZUREACR2.azurecr.io/tetris-game-app]</text:p>
      <text:p text:style-name="Standard">26f8becbd5bb: Preparing </text:p>
      <text:p text:style-name="Standard">03d9365bc5dc: Preparing </text:p>
      <text:p text:style-name="Standard">d26dc06ef910: Preparing </text:p>
      <text:p text:style-name="Standard">aa82c57cd9fe: Preparing </text:p>
      <text:p text:style-name="Standard">d98dcc720ae0: Preparing </text:p>
      <text:p text:style-name="Standard">ad2f08e39a9d: Waiting </text:p>
      <text:p text:style-name="Standard">135f786ad046: Waiting </text:p>
      <text:p text:style-name="Standard">1287fbecdfcc: Waiting </text:p>
      <text:p text:style-name="Standard">unauthorized: {"errors":[{"code":"UNAUTHORIZED","message":"authentication required, visit https://aka.ms/acr/authorization for more information. CorrelationId: 2e75e84b-cfd7-4bce-b1de-f7aab37abd4a"}]}</text:p>
      <text:p text:style-name="Standard">(base) aijuser@dhruv:~/Desktop/Tetris-Game-App$ docker login AZUREACR2.azurecr.io</text:p>
      <text:p text:style-name="Standard">Username: AZUREACR2</text:p>
      <text:p text:style-name="Standard">Password: </text:p>
      <text:p text:style-name="Standard"><text:soft-page-break/>(base) aijuser@dhruv:~/Desktop/Tetris-Game-App$ az acr credential show --name AZUREACR2 --query "passwords[0].value" -o tsv</text:p>
      <text:p text:style-name="Standard">Run 'az acr update -n AZUREACR2 --admin-enabled true' to enable admin first.</text:p>
      <text:p text:style-name="Standard">(base) aijuser@dhruv:~/Desktop/Tetris-Game-App$ az acr update -n AZUREACR2 --admin-enabled true</text:p>
      <text:p text:style-name="Standard">{</text:p>
      <text:p text:style-name="Standard"><text:s text:c="2"/>"adminUserEnabled": true,</text:p>
      <text:p text:style-name="Standard"><text:s text:c="2"/>"anonymousPullEnabled": false,</text:p>
      <text:p text:style-name="Standard"><text:s text:c="2"/>"autoGeneratedDomainNameLabelScope": "Unsecure",</text:p>
      <text:p text:style-name="Standard"><text:s text:c="2"/>"creationDate": "2025-09-23T04:50:42.563483+00:00",</text:p>
      <text:p text:style-name="Standard"><text:s text:c="2"/>"dataEndpointEnabled": false,</text:p>
      <text:p text:style-name="Standard"><text:s text:c="2"/>"dataEndpointHostNames": [],</text:p>
      <text:p text:style-name="Standard"><text:s text:c="2"/>"encryption": {</text:p>
      <text:p text:style-name="Standard"><text:s text:c="4"/>"keyVaultProperties": null,</text:p>
      <text:p text:style-name="Standard"><text:s text:c="4"/>"status": "disabled"</text:p>
      <text:p text:style-name="Standard"><text:s text:c="2"/>},</text:p>
      <text:p text:style-name="Standard"><text:s text:c="2"/>"id": "/subscriptions/0b5cdeb6-844c-479d-b555-add5dc67716c/resourceGroups/student-rg-n3/providers/Microsoft.ContainerRegistry/registries/AZUREACR2",</text:p>
      <text:p text:style-name="Standard"><text:s text:c="2"/>"identity": null,</text:p>
      <text:p text:style-name="Standard"><text:s text:c="2"/>"location": "southindia",</text:p>
      <text:p text:style-name="Standard"><text:s text:c="2"/>"loginServer": "azureacr2.azurecr.io",</text:p>
      <text:p text:style-name="Standard"><text:s text:c="2"/>"metadataSearch": "Disabled",</text:p>
      <text:p text:style-name="Standard"><text:s text:c="2"/>"name": "AZUREACR2",</text:p>
      <text:p text:style-name="Standard"><text:s text:c="2"/>"networkRuleBypassOptions": "AzureServices",</text:p>
      <text:p text:style-name="Standard"><text:s text:c="2"/>"networkRuleSet": {</text:p>
      <text:p text:style-name="Standard"><text:s text:c="4"/>"defaultAction": "Allow",</text:p>
      <text:p text:style-name="Standard"><text:s text:c="4"/>"ipRules": []</text:p>
      <text:p text:style-name="Standard"><text:s text:c="2"/>},</text:p>
      <text:p text:style-name="Standard"><text:s text:c="2"/>"policies": {</text:p>
      <text:p text:style-name="Standard"><text:s text:c="4"/>"azureAdAuthenticationAsArmPolicy": {</text:p>
      <text:p text:style-name="Standard"><text:s text:c="6"/>"status": "enabled"</text:p>
      <text:p text:style-name="Standard"><text:s text:c="4"/>},</text:p>
      <text:p text:style-name="Standard"><text:s text:c="4"/>"exportPolicy": {</text:p>
      <text:p text:style-name="Standard"><text:s text:c="6"/>"status": "enabled"</text:p>
      <text:p text:style-name="Standard"><text:s text:c="4"/>},</text:p>
      <text:p text:style-name="Standard"><text:s text:c="4"/>"quarantinePolicy": {</text:p>
      <text:p text:style-name="Standard"><text:s text:c="6"/>"status": "disabled"</text:p>
      <text:p text:style-name="Standard"><text:s text:c="4"/>},</text:p>
      <text:p text:style-name="Standard"><text:s text:c="4"/>"retentionPolicy": {</text:p>
      <text:p text:style-name="Standard"><text:s text:c="6"/>"days": 7,</text:p>
      <text:p text:style-name="Standard"><text:s text:c="6"/>"lastUpdatedTime": "2025-09-23T04:50:54.961606+00:00",</text:p>
      <text:p text:style-name="Standard"><text:s text:c="6"/>"status": "disabled"</text:p>
      <text:p text:style-name="Standard"><text:s text:c="4"/>},</text:p>
      <text:p text:style-name="Standard"><text:s text:c="4"/>"softDeletePolicy": {</text:p>
      <text:p text:style-name="Standard"><text:s text:c="6"/>"lastUpdatedTime": "2025-09-23T04:50:54.961643+00:00",</text:p>
      <text:p text:style-name="Standard"><text:s text:c="6"/>"retentionDays": 7,</text:p>
      <text:p text:style-name="Standard"><text:s text:c="6"/>"status": "disabled"</text:p>
      <text:p text:style-name="Standard"><text:s text:c="4"/>},</text:p>
      <text:p text:style-name="Standard"><text:s text:c="4"/>"trustPolicy": {</text:p>
      <text:p text:style-name="Standard"><text:s text:c="6"/>"status": "disabled",</text:p>
      <text:p text:style-name="Standard"><text:s text:c="6"/>"type": "Notary"</text:p>
      <text:p text:style-name="Standard"><text:s text:c="4"/>}</text:p>
      <text:p text:style-name="Standard"><text:soft-page-break/><text:s text:c="2"/>},</text:p>
      <text:p text:style-name="Standard"><text:s text:c="2"/>"privateEndpointConnections": [],</text:p>
      <text:p text:style-name="Standard"><text:s text:c="2"/>"provisioningState": "Succeeded",</text:p>
      <text:p text:style-name="Standard"><text:s text:c="2"/>"publicNetworkAccess": "Enabled",</text:p>
      <text:p text:style-name="Standard"><text:s text:c="2"/>"resourceGroup": "student-rg-n3",</text:p>
      <text:p text:style-name="Standard"><text:s text:c="2"/>"sku": {</text:p>
      <text:p text:style-name="Standard"><text:s text:c="4"/>"name": "Premium",</text:p>
      <text:p text:style-name="Standard"><text:s text:c="4"/>"tier": "Premium"</text:p>
      <text:p text:style-name="Standard"><text:s text:c="2"/>},</text:p>
      <text:p text:style-name="Standard"><text:s text:c="2"/>"status": null,</text:p>
      <text:p text:style-name="Standard"><text:s text:c="2"/>"systemData": {</text:p>
      <text:p text:style-name="Standard"><text:s text:c="4"/>"createdAt": "2025-09-23T04:50:42.563483+00:00",</text:p>
      <text:p text:style-name="Standard"><text:s text:c="4"/>"createdBy": "sambath.narayanan@dataeverconsulting.com",</text:p>
      <text:p text:style-name="Standard"><text:s text:c="4"/>"createdByType": "User",</text:p>
      <text:p text:style-name="Standard"><text:s text:c="4"/>"lastModifiedAt": "2025-09-23T04:57:51.834534+00:00",</text:p>
      <text:p text:style-name="Standard"><text:s text:c="4"/>"lastModifiedBy": "sambath.narayanan@dataeverconsulting.com",</text:p>
      <text:p text:style-name="Standard"><text:s text:c="4"/>"lastModifiedByType": "User"</text:p>
      <text:p text:style-name="Standard"><text:s text:c="2"/>},</text:p>
      <text:p text:style-name="Standard"><text:s text:c="2"/>"tags": {},</text:p>
      <text:p text:style-name="Standard"><text:s text:c="2"/>"type": "Microsoft.ContainerRegistry/registries",</text:p>
      <text:p text:style-name="Standard"><text:s text:c="2"/>"zoneRedundancy": "Disabled"</text:p>
      <text:p text:style-name="Standard">}</text:p>
      <text:p text:style-name="Standard">(base) aijuser@dhruv:~/Desktop/Tetris-Game-App$ az acr credential show --name AZUREACR2 --query "passwords[0].value" -o tsv</text:p>
      <text:p text:style-name="Standard">qZbP5nFvt9+7WysiBnf/MsUBDvtSRZAO6uTGh1CM/P+ACRDMHwwm</text:p>
      <text:p text:style-name="Standard">(base) aijuser@dhruv:~/Desktop/Tetris-Game-App$ docker login AZUREACR2.azurecr.io</text:p>
      <text:p text:style-name="Standard">Username: AZUREACR2</text:p>
      <text:p text:style-name="Standard">Password: </text:p>
      <text:p text:style-name="Standard"/>
      <text:p text:style-name="Standard">WARNING! Your credentials are stored unencrypted in '/home/aijuser/.docker/config.json'.</text:p>
      <text:p text:style-name="Standard">Configure a credential helper to remove this warning. See</text:p>
      <text:p text:style-name="Standard">https://docs.docker.com/go/credential-store/</text:p>
      <text:p text:style-name="Standard"/>
      <text:p text:style-name="Standard">Login Succeeded</text:p>
      <text:p text:style-name="Standard">(base) aijuser@dhruv:~/Desktop/Tetris-Game-App$ docker push AZUREACR2.azurecr.io/tetris-game-app:late</text:p>
      <text:p text:style-name="Standard">The push refers to repository [AZUREACR2.azurecr.io/tetris-game-app]</text:p>
      <text:p text:style-name="Standard">26f8becbd5bb: Pushed </text:p>
      <text:p text:style-name="Standard">03d9365bc5dc: Pushed </text:p>
      <text:p text:style-name="Standard">d26dc06ef910: Pushed </text:p>
      <text:p text:style-name="Standard">aa82c57cd9fe: Pushed </text:p>
      <text:p text:style-name="Standard">d98dcc720ae0: Pushed </text:p>
      <text:p text:style-name="Standard">ad2f08e39a9d: Pushed </text:p>
      <text:p text:style-name="Standard">135f786ad046: Pushed </text:p>
      <text:p text:style-name="Standard">1287fbecdfcc: Pushed </text:p>
      <text:p text:style-name="Standard">late: digest: sha256:4bbe03f9ebb44824d5dd2a5fc0d9eae14114532675a65681dc248842c86ff039 size: 1989</text:p>
      <text:p text:style-name="Standard">(base) aijuser@dhruv:~/Desktop/Tetris-Game-App$ docker pull AZUREACR2.azurecr.io/tetris-game-app:late</text:p>
      <text:p text:style-name="Standard">late: Pulling from tetris-game-app</text:p>
      <text:p text:style-name="Standard">Digest: sha256:4bbe03f9ebb44824d5dd2a5fc0d9eae14114532675a65681dc248842c86ff039</text:p>
      <text:p text:style-name="Standard">Status: Image is up to date for AZUREACR2.azurecr.io/tetris-game-app:late</text:p>
      <text:p text:style-name="Standard"><text:soft-page-break/>AZUREACR2.azurecr.io/tetris-game-app:late</text:p>
      <text:p text:style-name="Standard">(base) aijuser@dhruv:~/Desktop/Tetris-Game-App$ docker run -d -p 8080:80 AZUREACR2.azurecr.io/tetris-game-app:late</text:p>
      <text:p text:style-name="Standard">2b250eeb2ebea6f1a08ba521e13b00ddbfefbc5027e0eb609d95781b8b7204e8</text:p>
      <text:p text:style-name="Standard">docker: Error response from daemon: failed to set up container networking: driver failed programming external connectivity on endpoint agitated_sanderson (20d62584574437e261a9ee17bbc31106ad7c63398b81d0ba3c91630dfa247f10): failed to bind host port for 0.0.0.0:8080:172.17.0.3:80/tcp: address already in use</text:p>
      <text:p text:style-name="Standard"/>
      <text:p text:style-name="Standard">Run 'docker run --help' for more information</text:p>
      <text:p text:style-name="Standard">(base) aijuser@dhruv:~/Desktop/Tetris-Game-App$ docker run -d -p 9080:80 AZUREACR2.azurecr.io/tetris-game-app:late</text:p>
      <text:p text:style-name="Standard">3191e508d9d11c516cddd5b6f85d75805ac3d0b5074de26fd46947c61b3fd05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3T09:55:37.156984636</meta:creation-date>
    <dc:date>2025-09-23T11:55:29.188978683</dc:date>
    <meta:editing-duration>PT1H38M3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0" meta:paragraph-count="353" meta:word-count="1779" meta:character-count="20675" meta:non-whitespace-character-count="15944"/>
  </office:meta>
</office:document-meta>
</file>